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d35" officeooo:paragraph-rsid="000add35"/>
    </style:style>
    <style:style style:name="P2" style:family="paragraph" style:parent-style-name="Standard">
      <style:text-properties officeooo:rsid="000ae8ff" officeooo:paragraph-rsid="000ae8ff"/>
    </style:style>
    <style:style style:name="T1" style:family="text">
      <style:text-properties officeooo:rsid="000e57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hater – cupid</text:p>
      <text:p text:style-name="P1">cechy:</text:p>
      <text:p text:style-name="P1">aro ace</text:p>
      <text:p text:style-name="P1"/>
      <text:p text:style-name="P1">Your game partner:</text:p>
      <text:p text:style-name="P1">Name: Kendi</text:p>
      <text:p text:style-name="P1">Pronouns: <text:s/>he/they/she/neos</text:p>
      <text:p text:style-name="P1">Sexuality: aro (lithromantic) ace (sex-indifferent), <text:span text:style-name="T1">making aro and ace inside jokes every time possible and flirts with most of his friends (and when it would be funny introduces others as girsfriend / boyfriend so it looks like hes in a lot of poluamorous relationships while literraly nerev being with one and just having friends (we do not kame qpr story here))</text:span></text:p>
      <text:p text:style-name="P1"/>
      <text:p text:style-name="P1"/>
      <text:p text:style-name="P1">Your settings:</text:p>
      <text:p text:style-name="P1">Name:</text:p>
      <text:p text:style-name="P1">Pronouns:(he/she/they/custom), for now only 1 at a time</text:p>
      <text:p text:style-name="P1">Sexuality random, probbably wont be important</text:p>
      <text:p text:style-name="P1">NO LOVE INTEREST</text:p>
      <text:p text:style-name="P1"/>
      <text:p text:style-name="P1"/>
      <text:p text:style-name="P2">she</text:p>
      <text:p text:style-name="P2">her</text:p>
      <text:p text:style-name="P2">hers</text:p>
      <text:p text:style-name="P2">herself</text:p>
      <text:p text:style-name="P1"/>
      <text:p text:style-name="P1">Hi!</text:p>
      <text:p text:style-name="P1">Welcome to ______! </text:p>
      <text:p text:style-name="P2">I’m Kendi and I need your help. We are going on adventure!, but first things first: what is your name?</text:p>
      <text:p text:style-name="P2">_________</text:p>
      <text:p text:style-name="P2">Nice to meet you ______, what pronouns should I use for you? </text:p>
      <text:p text:style-name="P2">[enter: she or he or they or * if you want to customise]</text:p>
      <text:p text:style-name="P2"/>
      <text:p text:style-name="P2">!if customise</text:p>
      <text:p text:style-name="P2">please enter words I shuld use it this situations:</text:p>
      <text:p text:style-name="P2">___(for example “they”) helped me.</text:p>
      <text:p text:style-name="P2">__NAME__ doesn’t have to <text:span text:style-name="T1">on this </text:span>go by (eg. themself)</text:p>
      <text:p text:style-name="P2">____(their) name is __NAME__.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8:42:09.430108830</meta:creation-date>
    <meta:generator>LibreOffice/7.3.7.2$Linux_X86_64 LibreOffice_project/30$Build-2</meta:generator>
    <dc:date>2022-12-10T20:20:16.315004419</dc:date>
    <meta:editing-duration>PT1H25M44S</meta:editing-duration>
    <meta:editing-cycles>2</meta:editing-cycles>
    <meta:document-statistic meta:table-count="0" meta:image-count="0" meta:object-count="0" meta:page-count="1" meta:paragraph-count="27" meta:word-count="177" meta:character-count="1030" meta:non-whitespace-character-count="876"/>
  </office:meta>
</office:document-meta>
</file>